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ffffff" loext:opacity="100%"/>
    </style:style>
    <style:style style:name="T1" style:family="text">
      <style:text-properties fo:font-variant="normal" fo:text-transform="none" fo:font-family="Roboto, Arial, sans-serif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castle was quiet at night.</text:span><text:line-break/><text:span text:style-name="T1">A lantern flickered in the tower.</text:span><text:line-break/><text:span text:style-name="T1">A shadow moved behind the curtain.</text:span><text:line-break/><text:span text:style-name="T1">Was someone watching?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7T11:45:25.312169000</meta:creation-date>
    <dc:date>2026-01-17T11:46:00.037198700</dc:date>
    <meta:editing-duration>PT36S</meta:editing-duration>
    <meta:editing-cycles>1</meta:editing-cycles>
    <meta:document-statistic meta:table-count="0" meta:image-count="0" meta:object-count="0" meta:page-count="1" meta:paragraph-count="1" meta:word-count="21" meta:character-count="122" meta:non-whitespace-character-count="101"/>
    <meta:generator>LibreOffice/25.2.7.2$Windows_X86_64 LibreOffice_project/5cbfd1ab6520636bb5f7b99185aa69bd7456825d</meta:generator>
  </office:meta>
</office:document-meta>
</file>